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standard">
      <style:graphic-properties draw:textarea-horizontal-align="justify" draw:textarea-vertical-align="middle" draw:auto-grow-height="false"/>
    </style:style>
    <style:style style:name="gr4" style:family="graphic">
      <style:graphic-properties style:protect="siz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9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3.302cm" svg:height="2.085cm" svg:x="0.416cm" svg:y="9.091cm">
          <text:p text:style-name="P1">Us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3.302cm" svg:height="1.621cm" svg:x="5.024cm" svg:y="9.377cm">
          <text:p text:style-name="P1">WebUi</text:p>
          <draw:enhanced-geometry svg:viewBox="0 0 21600 21600" draw:type="rectangle" draw:enhanced-path="M 0 0 L 21600 0 21600 21600 0 21600 0 0 Z N"/>
        </draw:custom-shape>
        <draw:custom-shape draw:style-name="gr1" draw:text-style-name="P1" draw:layer="layout" svg:width="4.318cm" svg:height="2.779cm" svg:x="9.452cm" svg:y="8.875cm">
          <text:p text:style-name="P1">API</text:p>
          <text:p text:style-name="P1">Gateway</text:p>
          <draw:enhanced-geometry svg:viewBox="0 0 21600 21600" draw:type="rectangle" draw:enhanced-path="M 0 0 L 21600 0 21600 21600 0 21600 0 0 Z N"/>
        </draw:custom-shape>
        <draw:custom-shape draw:style-name="gr1" draw:text-style-name="P1" draw:layer="layout" svg:width="3.556cm" svg:height="2.779cm" svg:x="14.832cm" svg:y="8.875cm">
          <text:p text:style-name="P1">Service</text:p>
          <text:p text:style-name="P1">Registry</text:p>
          <draw:enhanced-geometry svg:viewBox="0 0 21600 21600" draw:type="rectangle" draw:enhanced-path="M 0 0 L 21600 0 21600 21600 0 21600 0 0 Z N"/>
        </draw:custom-shape>
        <draw:custom-shape draw:style-name="gr1" draw:text-style-name="P1" draw:layer="layout" svg:width="3.81cm" svg:height="2.316cm" svg:x="19.196cm" svg:y="6.096cm">
          <text:p text:style-name="P1">Quote</text:p>
          <text:p text:style-name="P1">Maintainence</text:p>
          <text:p text:style-name="P1">Service</text:p>
          <draw:enhanced-geometry svg:viewBox="0 0 21600 21600" draw:type="rectangle" draw:enhanced-path="M 0 0 L 21600 0 21600 21600 0 21600 0 0 Z N"/>
        </draw:custom-shape>
        <draw:custom-shape draw:style-name="gr1" draw:text-style-name="P1" draw:layer="layout" svg:width="3.81cm" svg:height="2.316cm" svg:x="19.05cm" svg:y="11.654cm">
          <text:p text:style-name="P1">Stock</text:p>
          <text:p text:style-name="P1">Service</text:p>
          <draw:enhanced-geometry svg:viewBox="0 0 21600 21600" draw:type="rectangle" draw:enhanced-path="M 0 0 L 21600 0 21600 21600 0 21600 0 0 Z N"/>
        </draw:custom-shape>
        <draw:custom-shape draw:style-name="gr1" draw:text-style-name="P1" draw:layer="layout" svg:width="3.81cm" svg:height="2.316cm" svg:x="23.876cm" svg:y="8.86cm">
          <text:p text:style-name="P1">DB Service</text:p>
          <draw:enhanced-geometry svg:viewBox="0 0 21600 21600" draw:type="rectangle" draw:enhanced-path="M 0 0 L 21600 0 21600 21600 0 21600 0 0 Z N"/>
        </draw:custom-shape>
        <draw:custom-shape draw:style-name="gr1" draw:text-style-name="P1" draw:layer="layout" svg:width="2.54cm" svg:height="3.302cm" svg:x="24.638cm" svg:y="14.478cm">
          <text:p text:style-name="P1">DB</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1" draw:layer="layout" svg:width="4.318cm" svg:height="2.54cm" svg:x="18.542cm" svg:y="15.748cm">
          <text:p text:style-name="P1">Yahoo</text:p>
          <text:p text:style-name="P1">Finance</text:p>
          <text:p text:style-name="P1">API</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0.508cm" svg:height="3.048cm" svg:x="25.654cm" svg:y="11.3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1" draw:layer="layout" svg:width="0.762cm" svg:height="1.27cm" svg:x="20.32cm" svg:y="14.22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1" draw:layer="layout" svg:width="1.108cm" svg:height="0.616cm" svg:x="3.818cm" svg:y="9.9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108cm" svg:height="0.616cm" svg:x="8.326cm" svg:y="9.9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108cm" svg:height="0.616cm" svg:x="13.724cm" svg:y="9.9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524cm" svg:height="0.762cm" draw:transform="rotate (0.908618408588248) translate (17.78cm 8.56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524cm" svg:height="0.762cm" draw:transform="rotate (-0.876504350351553) translate (18.112cm 11.54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524cm" svg:height="0.762cm" draw:transform="rotate (-1.09606677025244) translate (23.538cm 7.3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778cm" svg:height="0.508cm" draw:transform="rotate (0.863414380961595) translate (22.842cm 12.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1" draw:layer="layout" svg:width="25.199cm" svg:height="3.506cm" svg:x="1.4cm" svg:y="0.837cm" presentation:class="title">
          <draw:text-box>
            <text:p>Stock</text:p>
          </draw:text-box>
        </draw:frame>
        <draw:custom-shape draw:style-name="gr3" draw:text-style-name="P1" draw:layer="layout" svg:width="5.488cm" svg:height="0.508cm" svg:x="18.388cm" svg:y="9.90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1" draw:layer="layout" svg:width="5.588cm" svg:height="2.011cm" svg:x="4.572cm" svg:y="5.609cm">
          <text:p text:style-name="P1">Angular</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1" draw:layer="layout" svg:width="4.064cm" svg:height="1.524cm" svg:x="10.922cm" svg:y="6.096cm">
          <text:p text:style-name="P1">Netflix Zuul</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1" draw:layer="layout" svg:width="3.556cm" svg:height="1.778cm" svg:x="24.384cm" svg:y="5.842cm">
          <text:p text:style-name="P1">Springboot</text:p>
          <text:p text:style-name="P1">JPA</text:p>
          <draw:enhanced-geometry svg:viewBox="0 0 21600 21600" draw:glue-points="10800 0 3160 3160 0 10800 3160 18440 10800 21600 18440 18440 21600 10800 18440 3160 ?f14 ?f15" draw:text-areas="3200 3200 18400 18400" draw:type="round-callout" draw:modifiers="4961.25948833287 33705.227655986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1" draw:layer="layout" svg:width="4.064cm" svg:height="1.524cm" svg:x="15.24cm" svg:y="6.096cm">
          <text:p text:style-name="P1">Netflix </text:p>
          <text:p text:style-name="P1">Eureka</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1" draw:layer="layout" svg:width="3.556cm" svg:height="1.778cm" svg:x="19.812cm" svg:y="3.302cm">
          <text:p text:style-name="P1">Springboot</text:p>
          <text:p text:style-name="P1">Web</text:p>
          <draw:enhanced-geometry svg:viewBox="0 0 21600 21600" draw:glue-points="10800 0 3160 3160 0 10800 3160 18440 10800 21600 18440 18440 21600 10800 18440 3160 ?f14 ?f15" draw:text-areas="3200 3200 18400 18400" draw:type="round-callout" draw:modifiers="4961.25948833287 33705.227655986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1" draw:layer="layout" svg:width="3.556cm" svg:height="1.778cm" svg:x="19.812cm" svg:y="8.89cm">
          <text:p text:style-name="P1">Springboot</text:p>
          <text:p text:style-name="P1">Web</text:p>
          <draw:enhanced-geometry svg:viewBox="0 0 21600 21600" draw:glue-points="10800 0 3160 3160 0 10800 3160 18440 10800 21600 18440 18440 21600 10800 18440 3160 ?f14 ?f15" draw:text-areas="3200 3200 18400 18400" draw:type="round-callout" draw:modifiers="4961.25948833287 33705.227655986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4"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API</text:p>
          </draw:text-box>
        </draw:frame>
        <draw:frame presentation:style-name="pr3" draw:layer="layout" svg:width="25.199cm" svg:height="12.179cm" svg:x="1.4cm" svg:y="4.914cm" presentation:class="outline" presentation:user-transformed="true">
          <draw:text-box>
            <text:list text:style-name="L2">
              <text:list-item>
                <text:p>Stock Maintainence Service</text:p>
                <text:list>
                  <text:list-item>
                    <text:p>POST /stock/quotes/main</text:p>
                  </text:list-item>
                  <text:list-item>
                    <text:p>DELETE /stock/quotes/main/{username}</text:p>
                  </text:list-item>
                  <text:list-item>
                    <text:p/>
                  </text:list-item>
                </text:list>
              </text:list-item>
              <text:list-item>
                <text:p>Stock service</text:p>
                <text:list>
                  <text:list-item>
                    <text:p>GET /stock/{username}</text:p>
                    <text:p/>
                  </text:list-item>
                </text:list>
              </text:list-item>
              <text:list-item>
                <text:p>DB Service</text:p>
                <text:list>
                  <text:list-item>
                    <text:p>GET /stock/quotes/{username}</text:p>
                  </text:list-item>
                  <text:list-item>
                    <text:p>POST /stock/quotes</text:p>
                  </text:list-item>
                  <text:list-item>
                    <text:p>PATCH /stock/quotes</text:p>
                  </text:list-item>
                  <text:list-item>
                    <text:p>DELETE /stock/quotes/{username}</text:p>
                  </text:list-item>
                </text:list>
              </text:list-item>
            </text:list>
          </draw:text-box>
        </draw:frame>
        <presentation:notes draw:style-name="dp2">
          <draw:page-thumbnail draw:style-name="gr4"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20T16:33:50.486487814</meta:creation-date>
    <dc:date>2018-02-20T19:36:53.569399117</dc:date>
    <meta:editing-duration>PT17M33S</meta:editing-duration>
    <meta:editing-cycles>6</meta:editing-cycles>
    <meta:generator>LibreOffice/4.2.8.2$Linux_X86_64 LibreOffice_project/420m0$Build-2</meta:generator>
    <meta:document-statistic meta:object-count="53"/>
  </office:meta>
</office:document-meta>
</file>